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Analyse der Frequency-Scores in der mit PyTerrier erstellten Suchmaschin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7"/>
          <table:table-cell table:number-columns-repeated="2" table:style-name="ce20" office:value-type="string" calcext:value-type="string">
            <text:p>wmodel="Tf"</text:p>
          </table:table-cell>
          <table:table-cell table:style-name="ce23" office:value-type="string" calcext:value-type="string">
            <text:p>wmodel="Tf"</text:p>
          </table:table-cell>
          <table:table-cell table:number-columns-repeated="2" table:style-name="ce23" office:value-type="string" calcext:value-type="string">
            <text:p>own method</text:p>
          </table:table-cell>
          <table:table-cell table:number-columns-repeated="2" table:style-name="ce32" office:value-type="string" calcext:value-type="string">
            <text:p>wmodel="TF_IDF"</text:p>
          </table:table-cell>
          <table:table-cell table:style-name="ce23" office:value-type="string" calcext:value-type="string">
            <text:p>wmodel="TF_IDF"</text:p>
          </table:table-cell>
          <table:table-cell table:style-name="ce38" table:number-columns-repeated="1015"/>
        </table:table-row>
        <table:table-row table:style-name="ro4">
          <table:table-cell table:style-name="ce3" office:value-type="string" calcext:value-type="string">
            <text:p>Suchanfrage</text:p>
          </table:table-cell>
          <table:table-cell table:style-name="ce5" office:value-type="string" calcext:value-type="string">
            <text:p>Tf-Score</text:p>
          </table:table-cell>
          <table:table-cell table:style-name="ce5" office:value-type="string" calcext:value-type="string">
            <text:p>Rank</text:p>
          </table:table-cell>
          <table:table-cell table:style-name="ce3" office:value-type="string" calcext:value-type="string">
            <text:p>docno</text:p>
          </table:table-cell>
          <table:table-cell table:style-name="ce3" office:value-type="string" calcext:value-type="string">
            <text:p>Tf-idf-Score</text:p>
          </table:table-cell>
          <table:table-cell table:style-name="ce3" office:value-type="string" calcext:value-type="string">
            <text:p>docno</text:p>
          </table:table-cell>
          <table:table-cell table:style-name="ce12" office:value-type="string" calcext:value-type="string">
            <text:p>Tf-idf-Score</text:p>
          </table:table-cell>
          <table:table-cell table:style-name="ce12" office:value-type="string" calcext:value-type="string">
            <text:p>rank</text:p>
          </table:table-cell>
          <table:table-cell table:style-name="ce3" office:value-type="string" calcext:value-type="string">
            <text:p>docno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metadata</text:p>
          </table:table-cell>
          <table:table-cell table:style-name="ce22" office:value-type="string" calcext:value-type="string">
            <text:p>2.0</text:p>
          </table:table-cell>
          <table:table-cell table:style-name="ce22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709282d2a7c60699b2e709562b4d2aa4/ddialliance" xlink:type="simple">docno</text:a></text:p>
          </table:table-cell>
          <table:table-cell table:style-name="ce8"/>
          <table:table-cell table:style-name="ce4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metadata</text:p>
          </table:table-cell>
          <table:table-cell table:style-name="ce22" office:value-type="string" calcext:value-type="string">
            <text:p>2.0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709282d2a7c60699b2e709562b4d2aa4/knutwenzig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metadata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8f30b0c701e06499d98f298036338cad/ddialliance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metadata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https://www.bibsonomy.org/bibtex/28f30b0c701e06499d98f298036338cad/knutwenzig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information science</text:p>
          </table:table-cell>
          <table:table-cell table:style-name="ce22" office:value-type="string" calcext:value-type="string">
            <text:p>4.0</text:p>
          </table:table-cell>
          <table:table-cell table:style-name="ce22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4453719ee01e10a5271c7babea615b4e/dblp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information science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b5982fe46fa6f18aa293b6bbd637555b/lepsky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information science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0a77212043c5f48e5bdc5367961a97f0/lepsky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information science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https://www.bibsonomy.org/bibtex/21c72a388c9e3ec1dbc2cc962cd6795c5/dblp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information science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s://www.bibsonomy.org/bibtex/200feca4aaa78a729d31278ceba4d57f1/msn" xlink:type="simple">docno</text:a></text:p>
          </table:table-cell>
          <table:table-cell table:style-name="ce9"/>
          <table:table-cell table:style-name="ce11"/>
          <table:table-cell table:style-name="ce13" table:number-columns-repeated="2"/>
          <table:table-cell table:style-name="ce11"/>
          <table:table-cell table:number-columns-repeated="1015"/>
        </table:table-row>
        <table:table-row table:style-name="ro5">
          <table:table-cell table:style-name="ce4" office:value-type="string" calcext:value-type="string">
            <text:p>python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3b562286d059e4e49de90d9992c0565d/ricecowboy" xlink:type="simple">docno</text:a></text:p>
          </table:table-cell>
          <table:table-cell table:style-name="ce27" office:value-type="float" office:value="1.795" calcext:value-type="float">
            <text:p>1.795</text:p>
          </table:table-cell>
          <table:table-cell table:style-name="ce7" office:value-type="string" calcext:value-type="string">
            <text:p><text:a xlink:href="https://www.bibsonomy.org/bibtex/2586c25e1ad4630584da8af63b895871e/fbuckermann" xlink:type="simple">docno</text:a></text:p>
          </table:table-cell>
          <table:table-cell table:style-name="ce14" office:value-type="string" calcext:value-type="string">
            <text:p>{4.178379}</text:p>
          </table:table-cell>
          <table:table-cell table:style-name="ce3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74d96fcf54dd95b6438b8f12f6e64894/dblp" xlink:type="simple">docno</text:a>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python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40fd0323dcf2a6eb6166f852bb9c71e3/jaeschke" xlink:type="simple">docno</text:a></text:p>
          </table:table-cell>
          <table:table-cell table:style-name="ce28" office:value-type="float" office:value="0" calcext:value-type="float">
            <text:p>0.0</text:p>
          </table:table-cell>
          <table:table-cell table:style-name="ce7" office:value-type="string" calcext:value-type="string">
            <text:p><text:a xlink:href="https://www.bibsonomy.org/bibtex/2929e3d0cbb0f633d927a3724e131e3d1/lepsky" xlink:type="simple">docno</text:a></text:p>
          </table:table-cell>
          <table:table-cell table:style-name="ce15" office:value-type="string" calcext:value-type="string">
            <text:p>{3.863926}</text:p>
          </table:table-cell>
          <table:table-cell table:style-name="ce37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40fd0323dcf2a6eb6166f852bb9c71e3/jaeschke" xlink:type="simple">docno</text:a>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python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586c25e1ad4630584da8af63b895871e/fbuckermann" xlink:type="simple">docno</text:a></text:p>
          </table:table-cell>
          <table:table-cell table:style-name="ce27" office:value-type="float" office:value="1.795" calcext:value-type="float">
            <text:p>1.795</text:p>
          </table:table-cell>
          <table:table-cell table:style-name="ce7" office:value-type="string" calcext:value-type="string">
            <text:p><text:a xlink:href="https://www.bibsonomy.org/bibtex/240fd0323dcf2a6eb6166f852bb9c71e3/jaeschke" xlink:type="simple">docno</text:a></text:p>
          </table:table-cell>
          <table:table-cell table:style-name="ce15" office:value-type="string" calcext:value-type="string">
            <text:p>{3.863926}</text:p>
          </table:table-cell>
          <table:table-cell table:style-name="ce37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2718ed8edf768edf608ed3fe5e624f4e/gdmcbain" xlink:type="simple">docno</text:a>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data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7ff3afb667e024cabd7d55d74aec2a00/hotho" xlink:type="simple">docno</text:a>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7" office:value-type="string" calcext:value-type="string">
            <text:p><text:a xlink:href="https://www.bibsonomy.org/bibtex/263b925686817b3e487c8ca60edb20be3/openscidev" xlink:type="simple">docno</text:a></text:p>
          </table:table-cell>
          <table:table-cell table:style-name="ce15" office:value-type="string" calcext:value-type="string">
            <text:p>{0.873385}</text:p>
          </table:table-cell>
          <table:table-cell table:style-name="ce3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bibsonomy.org/bibtex/2240cf64ec50ffe81fb324c2914a9c27a/dblp" xlink:type="simple">docno</text:a>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data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7ff3afb667e024cabd7d55d74aec2a00/dmir" xlink:type="simple">docno</text:a>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7" office:value-type="string" calcext:value-type="string">
            <text:p><text:a xlink:href="https://www.bibsonomy.org/bibtex/27bae7857c193c04611e31102d5d76a41/ijtsrd" xlink:type="simple">docno</text:a></text:p>
          </table:table-cell>
          <table:table-cell table:style-name="ce15" office:value-type="string" calcext:value-type="string">
            <text:p>{0.818067}</text:p>
          </table:table-cell>
          <table:table-cell table:style-name="ce37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bibsonomy.org/bibtex/26d08b0cda929576491e1997b9cf0d1be/dblp" xlink:type="simple">docno</text:a>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data</text:p>
          </table:table-cell>
          <table:table-cell table:style-name="ce22" office:value-type="string" calcext:value-type="string">
            <text:p>3.0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7ff3afb667e024cabd7d55d74aec2a00/nosebrain" xlink:type="simple">docno</text:a>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7" office:value-type="string" calcext:value-type="string">
            <text:p><text:a xlink:href="https://www.bibsonomy.org/bibtex/27ff3afb667e024cabd7d55d74aec2a00/hotho" xlink:type="simple">docno</text:a></text:p>
          </table:table-cell>
          <table:table-cell table:style-name="ce15" office:value-type="string" calcext:value-type="string">
            <text:p>{0.803520}</text:p>
          </table:table-cell>
          <table:table-cell table:style-name="ce37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www.bibsonomy.org/bibtex/2269b4e1d45cbb71e0e461006b49c8ef0/dblp" xlink:type="simple">docno</text:a>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2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"/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3" number:min-decimal-places="0" number:min-integer-digits="1" number:decimal-replacement=""/>
    </number:number-style>
    <number:number-style style:name="N126">
      <number:number number:decimal-places="3" number:min-decimal-places="0" number:min-integer-digits="0" number:decimal-replacement=""/>
    </number:number-style>
    <number:number-style style:name="N125">
      <number:number number:decimal-places="31" number:min-decimal-places="0" number:min-integer-digits="0" number:decimal-replacement="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nblatt1" style:display-name="PageStyle_Tabellenblat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1T18:14:55.988952065</dc:date>
    <meta:editing-duration>PT12M36S</meta:editing-duration>
    <meta:editing-cycles>3</meta:editing-cycles>
    <meta:document-statistic meta:table-count="1" meta:cell-count="108" meta:object-count="0"/>
  </office:meta>
</office:document-meta>
</file>